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物品の保管庫の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おもしろいアイテム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「例えばどんな？」って聞いてほしそうな
目だーーーー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いた事のないような薬品がいっぱ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用途が分からない以上、持ち出したところで
役に立つとは思え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っちぃ道具とかないか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ん？　このラベ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「最重要：稀薬SPL-195」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最重要って言われると欲しくなっちゃう
　な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稀薬SPL-195のビンをくすね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脱出に使えそうな物は無い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くとしよう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